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0883566" text:style-name="L6">
        <text:list-item>
          <text:p text:style-name="P1"><text:span text:style-name="Strong_20_Emphasis">Major vs Minor numbers</text:span><text:line-break/>-&gt; Major number tells kernel which driver is linked to device<text:line-break/>-&gt; Minor number used inside driver to identify each device instance</text:p>
        </text:list-item>
        <text:list-item>
          <text:p text:style-name="P1"><text:span text:style-name="Strong_20_Emphasis">container_of() in open()</text:span><text:line-break/>-&gt; Used to get parent structure pointer from member pointer<text:line-break/>-&gt; Helps retrieve device-specific structure from file/inode</text:p>
        </text:list-item>
        <text:list-item>
          <text:p text:style-name="P1"><text:span text:style-name="Strong_20_Emphasis">If two devices share same buffer[]</text:span><text:line-break/>-&gt; Data corruption or overwrite happens<text:line-break/>-&gt; Reads/Writes from one device will affect the other device</text:p>
        </text:list-item>
        <text:list-item>
          <text:p text:style-name="P1"><text:span text:style-name="Strong_20_Emphasis">private_data isolation</text:span><text:line-break/>-&gt; <text:span text:style-name="Source_20_Text">file-&gt;private_data</text:span> stores pointer to device-specific structure<text:line-break/>-&gt; Each device gets its own context → avoids mixing data</text:p>
        </text:list-item>
        <text:list-item>
          <text:p text:style-name="P1"><text:span text:style-name="Strong_20_Emphasis">MKDEV() usage</text:span><text:line-break/>-&gt; Macro to combine major and minor into single dev_t number<text:line-break/>-&gt; Needed for registering device numbers with kerne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54:32.578647063</meta:creation-date>
    <dc:date>2025-08-22T19:03:59.615291298</dc:date>
    <meta:editing-duration>PT9M27S</meta:editing-duration>
    <meta:editing-cycles>1</meta:editing-cycles>
    <meta:document-statistic meta:table-count="0" meta:image-count="0" meta:object-count="0" meta:page-count="1" meta:paragraph-count="5" meta:word-count="114" meta:character-count="713" meta:non-whitespace-character-count="609"/>
    <meta:generator>LibreOffice/7.3.7.2$Linux_X86_64 LibreOffice_project/30$Build-2</meta:generator>
  </office:meta>
</office:document-meta>
</file>